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text-align="justify" style:justify-single-word="false" fo:orphans="2" fo:widows="2" style:writing-mode="lr-tb"/>
    </style:style>
    <style:style style:name="P2" style:family="paragraph" style:parent-style-name="Standard">
      <style:text-properties officeooo:rsid="00138a2a" officeooo:paragraph-rsid="00138a2a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Standard">
      <style:text-properties officeooo:rsid="00138a2a" officeooo:paragraph-rsid="00138a2a"/>
    </style:style>
    <style:style style:name="P5" style:family="paragraph" style:parent-style-name="Standard">
      <style:text-properties officeooo:rsid="00138a2a" officeooo:paragraph-rsid="001e67aa"/>
    </style:style>
    <style:style style:name="P6" style:family="paragraph" style:parent-style-name="Standard">
      <style:text-properties officeooo:paragraph-rsid="001e7bdd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2pt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onero Telegram Chat/Channels<text:line-break/></text:span><text:span text:style-name="T2">Curated by: @1h1008 Revised - <text:s/>08/30/2018</text:span></text:p>
      <text:p text:style-name="Standard">@monero - Monero XMR - Secure. Private. Untraceable. Fungible. Ladies and Gentlemen, Welcome to Monero.</text:p>
      <text:p text:style-name="Standard">@xmrfaq (chat/channel) - Monero for Beginners - If you're new to Monero, this is the place to be.</text:p>
      <text:p text:style-name="Standard">@xmrmine - Monero Mining - The group is dedicated to people starting to mine Monero.</text:p>
      <text:p text:style-name="Standard">@xmrmonerominers (channel) - XMR Miners - XMR (Monero) Miners</text:p>
      <text:p text:style-name="Standard">@moneromarket - Welcome to the Monero Marketplace! Buy, sell, and trade all things with Monero. Please read the rules carefully.</text:p>
      <text:p text:style-name="Standard">@MoneroJobs - Monero Jobs &amp; Proposals - Work for XMR</text:p>
      <text:p text:style-name="Standard">@MoneroWork - Monero Work and Jobs</text:p>
      <text:p text:style-name="Standard">@bitmonero - Monero Enthusiasts-No spammers please</text:p>
      <text:p text:style-name="Standard">@monerooutreach - Monero Outreach</text:p>
      <text:p text:style-name="Standard">@outreachtranslations - Monero Outreach Localization</text:p>
      <text:p text:style-name="P6">@Moneroro - Moneroro-This is a group dedicated for collecting Monero related information. Not a chat group!</text:p>
      <text:p text:style-name="Standard">@churchofmonero - In privacy and code we trust</text:p>
      <text:p text:style-name="Standard">@themonerogames - The Monero Games</text:p>
      <text:p text:style-name="Standard">@MoneroEsp - Monero XMR en español (Spanish)</text:p>
      <text:p text:style-name="Standard">@moneroitalia - Monero Italia Official-Gruppo Ufficiale per Monero</text:p>
      <text:p text:style-name="Standard">@moneroger - Monero Germany</text:p>
      <text:p text:style-name="Standard">@MoneroCN - 门罗币中文讨论 Monero XMR CN (Chinese)</text:p>
      <text:p text:style-name="Standard">@monerofrance - Groupe Francais des enthousiastes et curieux de la monnaie anonyme</text:p>
      <text:p text:style-name="Standard">@XMR_RU - Monero [XMR.RU] - Реклама в чате разрешена только в том случае, если сервис как то относится к Monero. (Russian)</text:p>
      <text:p text:style-name="Standard">@xmr_ru_news - Monero NEWS [RU] XMR.RU - Официальный новостной канал русскоязычного сообщества Monero.</text:p>
      <text:p text:style-name="Standard">@monerobrasil - Monero Brasil</text:p>
      <text:p text:style-name="P2">@monerogr – Monero Greece</text:p>
      <text:p text:style-name="P2">@moneroPL - Monero Poland. Has not yet been added as a public group. Please ask for link. </text:p>
      <text:p text:style-name="P2"><text:soft-page-break/>@moneroNL - Nederlandse Monero Telegram groep. Hou discussies in Nederlands of Engels bij uitzondering alsjeblieft.</text:p>
      <text:p text:style-name="P5">@moneroservice - Monero Servic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text-align="justify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5:53:00</meta:creation-date>
    <meta:initial-creator>Tonya_2</meta:initial-creator>
    <dc:language>en-US</dc:language>
    <dc:date>2018-11-14T21:23:05.516644125</dc:date>
    <meta:editing-cycles>12</meta:editing-cycles>
    <meta:editing-duration>PT3H45M21S</meta:editing-duration>
    <meta:generator>LibreOffice/6.0.6.2$Linux_X86_64 LibreOffice_project/00m0$Build-2</meta:generator>
    <meta:document-statistic meta:table-count="0" meta:image-count="0" meta:object-count="0" meta:page-count="2" meta:paragraph-count="26" meta:word-count="267" meta:character-count="1728" meta:non-whitespace-character-count="149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